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ORRES GUILLEN, EVELYN PIL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6280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50192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RRES GUILLEN, EVELYN PIL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6280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5019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185111</text:p>
          </table:table-cell>
          <table:table-cell table:style-name="Tabla2.D3" office:value-type="string">
            <text:p text:style-name="P23">5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54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